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E7000004944E1F9BF94449C6B7.png" manifest:media-type="image/png"/>
  <manifest:file-entry manifest:full-path="Pictures/1000020100000675000001760D64B1CA0B815D43.png" manifest:media-type="image/png"/>
  <manifest:file-entry manifest:full-path="Pictures/100002010000066F0000025B2C03D763B84A0D0D.png" manifest:media-type="image/png"/>
  <manifest:file-entry manifest:full-path="Pictures/10000201000006A100000380CA412C771BED5E9D.png" manifest:media-type="image/png"/>
  <manifest:file-entry manifest:full-path="Pictures/10000201000005EB00000372877FAA9D435DEF5E.png" manifest:media-type="image/png"/>
  <manifest:file-entry manifest:full-path="Pictures/100002010000062700000389508A603B858CCE68.png" manifest:media-type="image/png"/>
  <manifest:file-entry manifest:full-path="Pictures/10000201000006A00000025531466ACF20A8C33A.png" manifest:media-type="image/png"/>
  <manifest:file-entry manifest:full-path="Pictures/100002010000066C000002B34B237E46C0BB5512.png" manifest:media-type="image/png"/>
  <manifest:file-entry manifest:full-path="Pictures/10000201000006CC0000035F14791496E1B93497.png" manifest:media-type="image/png"/>
  <manifest:file-entry manifest:full-path="Pictures/100002010000066E000002B3E89C9439BC551154.png" manifest:media-type="image/png"/>
  <manifest:file-entry manifest:full-path="Pictures/100002010000067E0000035F967BE05905255C1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9.243cm" svg:height="21.118cm" svg:x="1.254cm" svg:y="1.381cm">
          <draw:image xlink:href="Pictures/10000201000006A100000380CA412C771BED5E9D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39.37cm" svg:height="9.048cm" svg:x="1.127cm" svg:y="18.653cm">
          <draw:image xlink:href="Pictures/1000020100000675000001760D64B1CA0B815D43.png" xlink:type="simple" xlink:show="embed" xlink:actuate="onLoad">
            <text:p/>
          </draw:image>
        </draw:frame>
        <draw:frame draw:style-name="gr1" draw:text-style-name="P1" draw:layer="layout" svg:width="39.116cm" svg:height="14.079cm" svg:x="1.254cm" svg:y="1.526cm">
          <draw:image xlink:href="Pictures/10000201000006A00000025531466ACF20A8C33A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39.11cm" svg:height="19.838cm" svg:x="1.514cm" svg:y="1.863cm">
          <draw:image xlink:href="Pictures/10000201000006CC0000035F14791496E1B93497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38.983cm" svg:height="20.769cm" svg:x="1.514cm" svg:y="1.821cm">
          <draw:image xlink:href="Pictures/100002010000067E0000035F967BE05905255C17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38.989cm" svg:height="14.643cm" svg:x="1.254cm" svg:y="4.899cm">
          <draw:image xlink:href="Pictures/100002010000066F0000025B2C03D763B84A0D0D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39.37cm" svg:height="16.811cm" svg:x="1.381cm" svg:y="4.302cm">
          <draw:image xlink:href="Pictures/100002010000066C000002B34B237E46C0BB5512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39.37cm" svg:height="16.791cm" svg:x="1.254cm" svg:y="4.148cm">
          <draw:image xlink:href="Pictures/100002010000066E000002B3E89C9439BC551154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39.116cm" svg:height="23.172cm" svg:x="1.381cm" svg:y="1.323cm">
          <draw:image xlink:href="Pictures/10000201000007E7000004944E1F9BF94449C6B7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2" draw:text-style-name="P2" draw:layer="layout" svg:width="39.37cm" svg:height="22.621cm" draw:transform="skewX (-0.000523598775598299) rotate (-0.000523598775597623) translate (1.381cm 1.672cm)">
          <draw:image xlink:href="Pictures/100002010000062700000389508A603B858CCE68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2" draw:text-style-name="P2" draw:layer="layout" svg:width="39.364cm" svg:height="23.286cm" svg:x="1.26cm" svg:y="1.336cm">
          <draw:image xlink:href="Pictures/10000201000005EB00000372877FAA9D435DEF5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4T11:08:04.566027869</meta:creation-date>
    <dc:date>2020-07-22T15:09:57.382272743</dc:date>
    <meta:editing-duration>P2DT8H41M22S</meta:editing-duration>
    <meta:editing-cycles>168</meta:editing-cycles>
    <meta:generator>LibreOffice/6.0.7.3$Linux_X86_64 LibreOffice_project/00m0$Build-3</meta:generator>
    <meta:print-date>2019-07-30T14:58:05.713166630</meta:print-date>
    <meta:document-statistic meta:object-count="11"/>
  </office:meta>
</office:document-meta>
</file>